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top" draw:auto-grow-height="false" fo:min-height="8.386cm" fo:min-width="15.12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5.752cm" fo:min-width="19.8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8.00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2.167cm"/>
    </style:style>
    <style:style style:name="gr8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1.405cm"/>
    </style:style>
    <style:style style:name="gr9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3.945cm"/>
    </style:style>
    <style:style style:name="gr10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0.77cm"/>
    </style:style>
    <style:style style:name="gr11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0.262cm"/>
    </style:style>
    <style:style style:name="gr12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5.084cm" fo:min-width="14.613cm"/>
    </style:style>
    <style:style style:name="gr13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1.024cm"/>
    </style:style>
    <style:style style:name="gr14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2.675cm"/>
    </style:style>
    <style:style style:name="gr15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1.405cm"/>
    </style:style>
    <style:style style:name="gr16" style:family="graphic" style:parent-style-name="objectwithoutfill">
      <style:graphic-properties draw:fill="solid" draw:fill-color="#ffffff" draw:opacity="50%" draw:opacity-name="" draw:textarea-vertical-align="middle"/>
    </style:style>
    <style:style style:name="gr17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2.802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 fo:min-height="3.179cm" fo:min-width="15.121cm"/>
    </style:style>
    <style:style style:name="gr19" style:family="graphic" style:parent-style-name="standard">
      <style:graphic-properties svg:stroke-color="#000000" draw:fill="solid" draw:fill-color="#eeeeee" draw:opacity="50%" draw:opacity-name="" draw:textarea-horizontal-align="justify" draw:textarea-vertical-align="middle" draw:auto-grow-height="false" fo:min-height="0.512cm" fo:min-width="2.6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2.675cm"/>
    </style:style>
    <style:style style:name="gr21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2.169cm"/>
    </style:style>
    <style:style style:name="gr22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2.04cm"/>
    </style:style>
    <style:style style:name="P1" style:family="paragraph">
      <loext:graphic-properties draw:fill="solid" draw:fill-color="#eeeeee"/>
      <style:paragraph-properties fo:text-align="center"/>
      <style:text-properties fo:font-size="10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 draw:opacity="50%"/>
      <style:paragraph-properties fo:text-align="center"/>
      <style:text-properties fo:font-size="10pt" style:font-size-asian="13pt" style:font-size-complex="13pt"/>
    </style:style>
    <style:style style:name="P7" style:family="paragraph">
      <loext:graphic-properties draw:fill="solid" draw:fill-color="#ffffff" draw:opacity="50%"/>
      <style:paragraph-properties fo:text-align="center"/>
    </style:style>
    <style:style style:name="P8" style:family="paragraph">
      <style:paragraph-properties fo:text-align="start"/>
      <style:text-properties fo:font-size="10pt" style:font-size-asian="13pt" style:font-size-complex="13pt"/>
    </style:style>
    <style:style style:name="P9" style:family="paragraph">
      <loext:graphic-properties draw:fill="none"/>
      <style:paragraph-properties fo:text-align="start"/>
      <style:text-properties fo:font-size="10pt" style:font-size-asian="13pt" style:font-size-complex="13pt"/>
    </style:style>
    <style:style style:name="P10" style:family="paragraph">
      <style:paragraph-properties fo:text-align="center"/>
      <style:text-properties fo:font-size="10pt" style:font-size-asian="13pt" style:font-size-complex="13pt"/>
    </style:style>
    <style:style style:name="P11" style:family="paragraph">
      <loext:graphic-properties draw:fill="solid" draw:fill-color="#eeeeee" draw:opacity="50%"/>
      <style:paragraph-properties fo:text-align="center"/>
      <style:text-properties fo:font-size="10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8.636cm" svg:x="4.75cm" svg:y="7.29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396cm" svg:height="16.002cm" svg:x="0.305cm" svg:y="0.30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305cm" svg:y1="1.448cm" svg:x2="20.701cm" svg:y2="1.448cm">
          <text:p/>
        </draw:line>
        <draw:line draw:style-name="gr3" draw:text-style-name="P2" draw:layer="layout" svg:x1="4.496cm" svg:y1="1.448cm" svg:x2="4.496cm" svg:y2="16.307cm">
          <text:p/>
        </draw:line>
        <draw:frame draw:style-name="gr4" draw:text-style-name="P4" draw:layer="layout" svg:width="20.396cm" svg:height="1.143cm" svg:x="0.305cm" svg:y="0.305cm">
          <draw:text-box>
            <text:p text:style-name="P3">Header</text:p>
          </draw:text-box>
        </draw:frame>
        <draw:frame draw:style-name="gr5" draw:text-style-name="P5" draw:layer="layout" svg:width="4.191cm" svg:height="8.255cm" svg:x="0.305cm" svg:y="1.448cm">
          <draw:text-box>
            <text:p>Menu</text:p>
          </draw:text-box>
        </draw:frame>
        <draw:frame draw:style-name="gr6" draw:text-style-name="P5" draw:layer="layout" svg:width="15.748cm" svg:height="1.016cm" svg:x="4.623cm" svg:y="1.575cm">
          <draw:text-box>
            <text:p>Detail Ujian</text:p>
          </draw:text-box>
        </draw:frame>
        <draw:custom-shape draw:style-name="gr7" draw:text-style-name="P6" draw:layer="layout" svg:width="2.667cm" svg:height="0.635cm" svg:x="5.004cm" svg:y="8.172cm">
          <text:p text:style-name="P3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7.798cm" svg:y="8.172cm">
          <text:p text:style-name="P3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445cm" svg:height="0.635cm" svg:x="13.294cm" svg:y="8.1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27cm" svg:height="0.635cm" svg:x="17.866cm" svg:y="8.172cm">
          <text:p text:style-name="P3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762cm" svg:height="0.635cm" svg:x="19.263cm" svg:y="8.172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5.113cm" svg:height="5.334cm" svg:x="5.004cm" svg:y="9.0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524cm" svg:height="5.334cm" svg:x="5.004cm" svg:y="9.061cm">
          <text:p text:style-name="P3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.175cm" svg:height="5.334cm" svg:x="6.528cm" svg:y="9.061cm">
          <text:p text:style-name="P3"><text:span text:style-name="T1">NO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1.905cm" svg:height="5.334cm" svg:x="18.212cm" svg:y="9.061cm">
          <text:p text:style-name="P3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7" draw:layer="layout" svg:x1="5.004cm" svg:y1="9.823cm" svg:x2="20.117cm" svg:y2="9.823cm">
          <text:p/>
        </draw:line>
        <draw:line draw:style-name="gr16" draw:text-style-name="P7" draw:layer="layout" svg:x1="5.339cm" svg:y1="10.331cm" svg:x2="6.273cm" svg:y2="10.331cm">
          <text:p/>
        </draw:line>
        <draw:line draw:style-name="gr16" draw:text-style-name="P7" draw:layer="layout" svg:x1="5.34cm" svg:y1="13.131cm" svg:x2="6.274cm" svg:y2="13.131cm">
          <text:p/>
        </draw:line>
        <draw:line draw:style-name="gr16" draw:text-style-name="P7" draw:layer="layout" svg:x1="6.273cm" svg:y1="10.331cm" svg:x2="5.339cm" svg:y2="13.125cm">
          <text:p/>
        </draw:line>
        <draw:line draw:style-name="gr16" draw:text-style-name="P7" draw:layer="layout" svg:x1="7.373cm" svg:y1="10.331cm" svg:x2="8.832cm" svg:y2="10.331cm">
          <text:p/>
        </draw:line>
        <draw:line draw:style-name="gr16" draw:text-style-name="P7" draw:layer="layout" svg:x1="7.374cm" svg:y1="13.131cm" svg:x2="8.833cm" svg:y2="13.131cm">
          <text:p/>
        </draw:line>
        <draw:line draw:style-name="gr16" draw:text-style-name="P7" draw:layer="layout" svg:x1="8.832cm" svg:y1="10.331cm" svg:x2="7.373cm" svg:y2="13.125cm">
          <text:p/>
        </draw:line>
        <draw:line draw:style-name="gr16" draw:text-style-name="P7" draw:layer="layout" svg:x1="18.593cm" svg:y1="10.338cm" svg:x2="19.735cm" svg:y2="10.331cm">
          <text:p/>
        </draw:line>
        <draw:line draw:style-name="gr16" draw:text-style-name="P7" draw:layer="layout" svg:x1="18.593cm" svg:y1="13.132cm" svg:x2="19.737cm" svg:y2="13.131cm">
          <text:p/>
        </draw:line>
        <draw:line draw:style-name="gr16" draw:text-style-name="P7" draw:layer="layout" svg:x1="19.735cm" svg:y1="10.331cm" svg:x2="18.593cm" svg:y2="13.132cm">
          <text:p/>
        </draw:line>
        <draw:custom-shape draw:style-name="gr17" draw:text-style-name="P6" draw:layer="layout" svg:width="3.302cm" svg:height="5.334cm" svg:x="9.703cm" svg:y="9.061cm">
          <text:p text:style-name="P3"><text:span text:style-name="T1">Nama Mahasis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5.621cm" svg:height="3.429cm" svg:x="4.75cm" svg:y="2.591cm">
          <text:p text:style-name="P8">Nama Matkul<text:tab/><text:tab/><text:tab/><text:tab/>Nama Dosen</text:p>
          <text:p text:style-name="P8">Kelas<text:tab/><text:tab/><text:tab/><text:tab/><text:tab/>Tahun Akademik</text:p>
          <text:p text:style-name="P8">Hari<text:tab/><text:tab/><text:tab/><text:tab/><text:tab/>Waktu</text:p>
          <text:p text:style-name="P8">Jenis Ujian<text:tab/><text:tab/><text:tab/><text:tab/>Jenis Soal<text:tab/><text:tab/><text:tab/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175cm" svg:height="0.762cm" svg:x="4.75cm" svg:y="6.528cm">
          <text:p text:style-name="P10">Peserta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175cm" svg:height="0.762cm" svg:x="7.95cm" svg:y="6.528cm">
          <text:p text:style-name="P10">Soal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175cm" svg:height="0.762cm" svg:x="11.15cm" svg:y="6.528cm">
          <text:p text:style-name="P10">Hasil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2.669cm" svg:height="5.334cm" svg:x="13.003cm" svg:y="9.061cm">
          <text:p text:style-name="P3"><text:span text:style-name="T1">Status Peser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2.54cm" svg:height="5.334cm" svg:x="15.672cm" svg:y="9.061cm">
          <text:p text:style-name="P3"><text:span text:style-name="T1">Status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7" draw:layer="layout" svg:x1="10.574cm" svg:y1="10.331cm" svg:x2="12.033cm" svg:y2="10.331cm">
          <text:p/>
        </draw:line>
        <draw:line draw:style-name="gr16" draw:text-style-name="P7" draw:layer="layout" svg:x1="12.033cm" svg:y1="10.331cm" svg:x2="10.574cm" svg:y2="13.125cm">
          <text:p/>
        </draw:line>
        <draw:line draw:style-name="gr16" draw:text-style-name="P7" draw:layer="layout" svg:x1="13.674cm" svg:y1="10.331cm" svg:x2="15.133cm" svg:y2="10.331cm">
          <text:p/>
        </draw:line>
        <draw:line draw:style-name="gr16" draw:text-style-name="P7" draw:layer="layout" svg:x1="15.133cm" svg:y1="10.331cm" svg:x2="13.674cm" svg:y2="13.125cm">
          <text:p/>
        </draw:line>
        <draw:line draw:style-name="gr16" draw:text-style-name="P7" draw:layer="layout" svg:x1="16.274cm" svg:y1="10.331cm" svg:x2="17.733cm" svg:y2="10.331cm">
          <text:p/>
        </draw:line>
        <draw:line draw:style-name="gr16" draw:text-style-name="P7" draw:layer="layout" svg:x1="17.733cm" svg:y1="10.331cm" svg:x2="16.274cm" svg:y2="13.125cm">
          <text:p/>
        </draw:line>
        <draw:line draw:style-name="gr16" draw:text-style-name="P7" draw:layer="layout" svg:x1="10.575cm" svg:y1="13.131cm" svg:x2="12.034cm" svg:y2="13.131cm">
          <text:p/>
        </draw:line>
        <draw:line draw:style-name="gr16" draw:text-style-name="P7" draw:layer="layout" svg:x1="13.675cm" svg:y1="13.131cm" svg:x2="15.134cm" svg:y2="13.131cm">
          <text:p/>
        </draw:line>
        <draw:line draw:style-name="gr16" draw:text-style-name="P7" draw:layer="layout" svg:x1="16.175cm" svg:y1="13.131cm" svg:x2="17.634cm" svg:y2="13.1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8:16:54.930069177</dc:date>
    <meta:editing-duration>PT1H53M48S</meta:editing-duration>
    <meta:editing-cycles>13</meta:editing-cycles>
    <meta:generator>LibreOffice/5.1.6.2$Linux_x86 LibreOffice_project/10m0$Build-2</meta:generator>
    <meta:document-statistic meta:object-count="42"/>
  </office:meta>
</office:document-meta>
</file>